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Courier New" svg:font-family="Courier New" style:font-family-generic="modern" style:font-pitch="fixed" svg:panose-1="2 7 3 9 2 2 5 2 4 4"/>
    <style:font-face style:name="Consolas" svg:font-family="Consolas" style:font-family-generic="modern" style:font-pitch="fixed" svg:panose-1="2 11 6 9 2 2 4 3 2 4"/>
  </office:font-face-decls>
  <office:automatic-styles>
    <style:style style:name="P1" style:parent-style-name="Normale" style:master-page-name="MP0" style:family="paragraph">
      <style:paragraph-properties fo:break-before="page" fo:text-align="center"/>
      <style:text-properties fo:font-weight="bold" style:font-weight-asian="bold" style:font-weight-complex="bold" fo:font-size="18pt" style:font-size-asian="18pt" style:font-size-complex="18pt"/>
    </style:style>
    <style:style style:name="P2" style:parent-style-name="Normale" style:family="paragraph">
      <style:paragraph-properties fo:text-align="center"/>
    </style:style>
    <style:style style:name="P3" style:parent-style-name="Normale" style:family="paragraph">
      <style:text-properties fo:font-weight="bold" style:font-weight-asian="bold" style:font-weight-complex="bold" fo:font-size="14pt" style:font-size-asian="14pt" style:font-size-complex="14pt"/>
    </style:style>
    <style:style style:name="P4" style:parent-style-name="Normale" style:family="paragraph">
      <style:paragraph-properties fo:text-align="justify"/>
    </style:style>
    <style:style style:name="P5" style:parent-style-name="Normale" style:family="paragraph">
      <style:paragraph-properties fo:text-align="justify"/>
    </style:style>
    <style:style style:name="T6" style:parent-style-name="Car.predefinitoparagrafo" style:family="text">
      <style:text-properties fo:font-weight="bold" style:font-weight-asian="bold" style:font-weight-complex="bold" fo:font-size="14pt" style:font-size-asian="14pt" style:font-size-complex="14pt"/>
    </style:style>
    <style:style style:name="P7" style:parent-style-name="Normale" style:family="paragraph">
      <style:paragraph-properties fo:text-align="justify"/>
    </style:style>
    <style:style style:name="P8" style:parent-style-name="Normale" style:family="paragraph">
      <style:paragraph-properties fo:text-align="justify"/>
    </style:style>
    <style:style style:name="P9" style:parent-style-name="Normale" style:family="paragraph">
      <style:paragraph-properties fo:text-align="justify"/>
    </style:style>
    <style:style style:name="P10" style:parent-style-name="Normale" style:family="paragraph">
      <style:paragraph-properties fo:text-align="justify" fo:margin-top="0.0694in" fo:margin-bottom="0.0694in" fo:line-height="100%">
        <style:tab-stops>
          <style:tab-stop style:type="left" style:position="4.7361in"/>
        </style:tab-stops>
      </style:paragraph-properties>
      <style:text-properties style:font-name-asian="Times New Roman" fo:font-weight="bold" style:font-weight-asian="bold" style:font-weight-complex="bold" style:letter-kerning="false" style:language-asian="it" style:country-asian="IT" fo:hyphenate="true"/>
    </style:style>
    <style:style style:name="P11" style:parent-style-name="Normale" style:family="paragraph">
      <style:paragraph-properties fo:text-align="justify" fo:margin-top="0.0694in" fo:margin-bottom="0.0694in" fo:line-height="100%"/>
      <style:text-properties fo:hyphenate="true"/>
    </style:style>
    <style:style style:name="P12" style:parent-style-name="Normale" style:family="paragraph">
      <style:paragraph-properties fo:text-align="justify" fo:margin-top="0.0694in" fo:margin-bottom="0.0694in" fo:line-height="100%"/>
      <style:text-properties fo:hyphenate="true"/>
    </style:style>
    <style:style style:name="P13" style:parent-style-name="Normale" style:family="paragraph">
      <style:paragraph-properties fo:text-align="justify" fo:margin-top="0.0694in" fo:margin-bottom="0.0694in" fo:line-height="100%"/>
      <style:text-properties fo:hyphenate="true"/>
    </style:style>
    <style:style style:name="T14" style:parent-style-name="Car.predefinitoparagrafo" style:family="text">
      <style:text-properties fo:font-style="italic" style:font-style-asian="italic" style:font-style-complex="italic"/>
    </style:style>
    <style:style style:name="T15" style:parent-style-name="Car.predefinitoparagrafo" style:family="text">
      <style:text-properties fo:font-style="italic" style:font-style-asian="italic" style:font-style-complex="italic"/>
    </style:style>
    <style:style style:name="P16" style:parent-style-name="Normale" style:family="paragraph">
      <style:paragraph-properties fo:text-align="justify" fo:margin-top="0.0694in" fo:margin-bottom="0.0694in" fo:line-height="100%"/>
      <style:text-properties fo:hyphenate="true"/>
    </style:style>
    <style:style style:name="T17" style:parent-style-name="Car.predefinitoparagrafo" style:family="text">
      <style:text-properties fo:font-style="italic" style:font-style-asian="italic" style:font-style-complex="italic"/>
    </style:style>
    <style:style style:name="P18" style:parent-style-name="Normale" style:family="paragraph">
      <style:paragraph-properties fo:text-align="justify" fo:margin-top="0.0694in" fo:margin-bottom="0.0694in" fo:line-height="100%"/>
      <style:text-properties fo:hyphenate="true"/>
    </style:style>
    <style:style style:name="T19" style:parent-style-name="Car.predefinitoparagrafo" style:family="text">
      <style:text-properties fo:font-style="italic" style:font-style-asian="italic" style:font-style-complex="italic"/>
    </style:style>
    <style:style style:name="T20" style:parent-style-name="Car.predefinitoparagrafo" style:family="text">
      <style:text-properties fo:font-style="italic" style:font-style-asian="italic" style:font-style-complex="italic"/>
    </style:style>
    <style:style style:name="P21" style:parent-style-name="Normale" style:family="paragraph">
      <style:paragraph-properties fo:text-align="justify"/>
      <style:text-properties fo:font-weight="bold" style:font-weight-asian="bold" style:font-weight-complex="bold" fo:font-size="14pt" style:font-size-asian="14pt" style:font-size-complex="14pt"/>
    </style:style>
    <style:style style:name="P22" style:parent-style-name="NormaleWeb" style:family="paragraph">
      <style:paragraph-properties fo:text-align="justify"/>
    </style:style>
    <style:style style:name="T23" style:parent-style-name="Enfasigrassetto" style:family="text">
      <style:text-properties style:font-name="Aptos" fo:font-weight="normal" style:font-weight-asian="normal" style:font-weight-complex="normal"/>
    </style:style>
    <style:style style:name="T24" style:parent-style-name="Car.predefinitoparagrafo" style:family="text">
      <style:text-properties style:font-name="Aptos"/>
    </style:style>
    <style:style style:name="T25" style:parent-style-name="CodiceHTML" style:family="text">
      <style:text-properties style:font-name="Aptos"/>
    </style:style>
    <style:style style:name="T26" style:parent-style-name="Car.predefinitoparagrafo" style:family="text">
      <style:text-properties style:font-name="Aptos"/>
    </style:style>
    <style:style style:name="T27" style:parent-style-name="CodiceHTML" style:family="text">
      <style:text-properties style:font-name="Aptos"/>
    </style:style>
    <style:style style:name="T28" style:parent-style-name="Car.predefinitoparagrafo" style:family="text">
      <style:text-properties style:font-name="Aptos"/>
    </style:style>
    <style:style style:name="T29" style:parent-style-name="CodiceHTML" style:family="text">
      <style:text-properties style:font-name="Aptos"/>
    </style:style>
    <style:style style:name="T30" style:parent-style-name="Car.predefinitoparagrafo" style:family="text">
      <style:text-properties style:font-name="Aptos"/>
    </style:style>
    <style:style style:name="P31" style:parent-style-name="NormaleWeb" style:family="paragraph">
      <style:paragraph-properties fo:text-align="justify"/>
    </style:style>
    <style:style style:name="T32" style:parent-style-name="Enfasigrassetto" style:family="text">
      <style:text-properties style:font-name="Aptos" fo:font-weight="normal" style:font-weight-asian="normal" style:font-weight-complex="normal"/>
    </style:style>
    <style:style style:name="T33" style:parent-style-name="Car.predefinitoparagrafo" style:family="text">
      <style:text-properties style:font-name="Aptos"/>
    </style:style>
    <style:style style:name="T34" style:parent-style-name="Car.predefinitoparagrafo" style:family="text">
      <style:text-properties style:font-name="Aptos"/>
    </style:style>
    <style:style style:name="P35" style:parent-style-name="NormaleWeb" style:family="paragraph">
      <style:paragraph-properties fo:text-align="justify"/>
    </style:style>
    <style:style style:name="T36" style:parent-style-name="Enfasigrassetto" style:family="text">
      <style:text-properties style:font-name="Aptos" fo:font-weight="normal" style:font-weight-asian="normal" style:font-weight-complex="normal"/>
    </style:style>
    <style:style style:name="T37" style:parent-style-name="Car.predefinitoparagrafo" style:family="text">
      <style:text-properties style:font-name="Aptos" fo:font-weight="bold" style:font-weight-asian="bold" style:font-weight-complex="bold"/>
    </style:style>
    <style:style style:name="T38" style:parent-style-name="Car.predefinitoparagrafo" style:family="text">
      <style:text-properties style:font-name="Aptos"/>
    </style:style>
    <style:style style:name="P39" style:parent-style-name="NormaleWeb" style:family="paragraph">
      <style:paragraph-properties fo:text-align="justify"/>
    </style:style>
    <style:style style:name="T40" style:parent-style-name="Enfasigrassetto" style:family="text">
      <style:text-properties style:font-name="Aptos" fo:font-weight="normal" style:font-weight-asian="normal" style:font-weight-complex="normal"/>
    </style:style>
    <style:style style:name="T41" style:parent-style-name="Car.predefinitoparagrafo" style:family="text">
      <style:text-properties style:font-name="Aptos" fo:font-weight="bold" style:font-weight-asian="bold" style:font-weight-complex="bold"/>
    </style:style>
    <style:style style:name="T42" style:parent-style-name="Car.predefinitoparagrafo" style:family="text">
      <style:text-properties style:font-name="Aptos"/>
    </style:style>
    <style:style style:name="P43" style:parent-style-name="NormaleWeb" style:family="paragraph">
      <style:paragraph-properties fo:text-align="justify"/>
    </style:style>
    <style:style style:name="T44" style:parent-style-name="Enfasigrassetto" style:family="text">
      <style:text-properties style:font-name="Aptos" fo:font-weight="normal" style:font-weight-asian="normal" style:font-weight-complex="normal"/>
    </style:style>
    <style:style style:name="T45" style:parent-style-name="Car.predefinitoparagrafo" style:family="text">
      <style:text-properties style:font-name="Aptos" fo:font-weight="bold" style:font-weight-asian="bold" style:font-weight-complex="bold"/>
    </style:style>
    <style:style style:name="T46" style:parent-style-name="Car.predefinitoparagrafo" style:family="text">
      <style:text-properties style:font-name="Aptos"/>
    </style:style>
    <style:style style:name="P47" style:parent-style-name="Normale" style:family="paragraph">
      <style:paragraph-properties fo:text-align="justify" fo:margin-top="0.0694in" fo:margin-bottom="0.0694in" fo:line-height="100%"/>
      <style:text-properties fo:hyphenate="true"/>
    </style:style>
    <style:style style:name="T48" style:parent-style-name="Car.predefinitoparagrafo" style:family="text">
      <style:text-properties style:font-name-asian="Times New Roman" style:letter-kerning="false" style:language-asian="it" style:country-asian="IT"/>
    </style:style>
    <style:style style:name="T49" style:parent-style-name="Car.predefinitoparagrafo" style:family="text">
      <style:text-properties style:font-name-asian="Times New Roman" style:font-name-complex="Courier New" style:letter-kerning="false" fo:font-size="10pt" style:font-size-asian="10pt" style:font-size-complex="10pt" style:language-asian="it" style:country-asian="IT"/>
    </style:style>
    <style:style style:name="T50" style:parent-style-name="Car.predefinitoparagrafo" style:family="text">
      <style:text-properties style:font-name-asian="Times New Roman" style:letter-kerning="false" style:language-asian="it" style:country-asian="IT"/>
    </style:style>
    <style:style style:name="T51" style:parent-style-name="Car.predefinitoparagrafo" style:family="text">
      <style:text-properties style:font-name-asian="Times New Roman" style:font-name-complex="Courier New" style:letter-kerning="false" fo:font-size="10pt" style:font-size-asian="10pt" style:font-size-complex="10pt" style:language-asian="it" style:country-asian="IT"/>
    </style:style>
    <style:style style:name="T52" style:parent-style-name="Car.predefinitoparagrafo" style:family="text">
      <style:text-properties style:font-name-asian="Times New Roman" style:letter-kerning="false" style:language-asian="it" style:country-asian="IT"/>
    </style:style>
    <style:style style:name="T53" style:parent-style-name="Car.predefinitoparagrafo" style:family="text">
      <style:text-properties style:font-name-asian="Times New Roman" style:font-name-complex="Courier New" style:letter-kerning="false" fo:font-size="10pt" style:font-size-asian="10pt" style:font-size-complex="10pt" style:language-asian="it" style:country-asian="IT"/>
    </style:style>
    <style:style style:name="T54" style:parent-style-name="Car.predefinitoparagrafo" style:family="text">
      <style:text-properties style:font-name-asian="Times New Roman" style:letter-kerning="false" style:language-asian="it" style:country-asian="IT"/>
    </style:style>
    <style:style style:name="T55" style:parent-style-name="Car.predefinitoparagrafo" style:family="text">
      <style:text-properties style:font-name-asian="Times New Roman" style:font-name-complex="Courier New" style:letter-kerning="false" fo:font-size="10pt" style:font-size-asian="10pt" style:font-size-complex="10pt" style:language-asian="it" style:country-asian="IT"/>
    </style:style>
    <style:style style:name="T56" style:parent-style-name="Car.predefinitoparagrafo" style:family="text">
      <style:text-properties style:font-name-asian="Times New Roman" style:letter-kerning="false" style:language-asian="it" style:country-asian="IT"/>
    </style:style>
    <style:style style:name="P57" style:parent-style-name="Normale" style:family="paragraph">
      <style:paragraph-properties fo:text-align="justify" fo:margin-top="0.0694in" fo:margin-bottom="0.0694in" fo:line-height="100%"/>
      <style:text-properties fo:hyphenate="true"/>
    </style:style>
    <style:style style:name="T58" style:parent-style-name="Car.predefinitoparagrafo" style:family="text">
      <style:text-properties style:font-name-asian="Times New Roman" style:letter-kerning="false" style:language-asian="it" style:country-asian="IT"/>
    </style:style>
    <style:style style:name="T59" style:parent-style-name="Car.predefinitoparagrafo" style:family="text">
      <style:text-properties style:font-name-asian="Times New Roman" style:font-name-complex="Courier New" style:letter-kerning="false" fo:font-size="10pt" style:font-size-asian="10pt" style:font-size-complex="10pt" style:language-asian="it" style:country-asian="IT"/>
    </style:style>
    <style:style style:name="T60" style:parent-style-name="Car.predefinitoparagrafo" style:family="text">
      <style:text-properties style:font-name-asian="Times New Roman" style:letter-kerning="false" style:language-asian="it" style:country-asian="IT"/>
    </style:style>
    <style:style style:name="P61" style:parent-style-name="Normale" style:family="paragraph">
      <style:paragraph-properties fo:text-align="justify" fo:margin-top="0.0694in" fo:margin-bottom="0.0694in" fo:line-height="100%"/>
      <style:text-properties fo:font-weight="bold" style:font-weight-asian="bold" style:font-weight-complex="bold" fo:font-size="14pt" style:font-size-asian="14pt" style:font-size-complex="14pt" fo:hyphenate="true"/>
    </style:style>
    <style:style style:name="P62" style:parent-style-name="Normale" style:family="paragraph">
      <style:paragraph-properties fo:text-align="justify" fo:margin-top="0.0694in" fo:margin-bottom="0.0694in" fo:line-height="100%"/>
      <style:text-properties fo:hyphenate="true"/>
    </style:style>
    <style:style style:name="P63" style:parent-style-name="Normale" style:family="paragraph">
      <style:text-properties fo:font-weight="bold" style:font-weight-asian="bold" style:font-weight-complex="bold" fo:font-size="14pt" style:font-size-asian="14pt" style:font-size-complex="14pt"/>
    </style:style>
    <style:style style:name="T64" style:parent-style-name="Car.predefinitoparagrafo" style:family="text">
      <style:text-properties fo:font-size="10pt" style:font-size-asian="10pt" style:font-size-complex="10pt"/>
    </style:style>
    <style:style style:name="T65" style:parent-style-name="Car.predefinitoparagrafo" style:family="text">
      <style:text-properties style:font-name="Courier New" style:font-name-asian="Times New Roman" style:font-name-complex="Courier New" fo:color="#5F826B" style:letter-kerning="false" fo:font-size="10pt" style:font-size-asian="10pt" style:font-size-complex="10pt" style:language-asian="it" style:country-asian="IT"/>
    </style:style>
    <style:style style:name="T66" style:parent-style-name="Car.predefinitoparagrafo" style:family="text">
      <style:text-properties fo:font-style="italic" style:font-style-asian="italic" style:font-style-complex="italic"/>
    </style:style>
    <style:style style:name="T67" style:parent-style-name="Car.predefinitoparagrafo" style:family="text">
      <style:text-properties fo:font-style="italic" style:font-style-asian="italic" style:font-style-complex="italic"/>
    </style:style>
    <style:style style:name="T68" style:parent-style-name="Car.predefinitoparagrafo" style:family="text">
      <style:text-properties fo:font-style="italic" style:font-style-asian="italic" style:font-style-complex="italic"/>
    </style:style>
    <style:style style:name="T69" style:parent-style-name="Car.predefinitoparagrafo" style:family="text">
      <style:text-properties fo:font-style="italic" style:font-style-asian="italic" style:font-style-complex="italic"/>
    </style:style>
    <style:style style:name="T70" style:parent-style-name="Car.predefinitoparagrafo" style:family="text">
      <style:text-properties fo:font-style="italic" style:font-style-asian="italic" style:font-style-complex="italic"/>
    </style:style>
    <style:style style:name="T71" style:parent-style-name="Car.predefinitoparagrafo" style:family="text">
      <style:text-properties fo:font-style="italic" style:font-style-asian="italic" style:font-style-complex="italic"/>
    </style:style>
    <style:style style:name="T72" style:parent-style-name="Car.predefinitoparagrafo" style:family="text">
      <style:text-properties fo:font-style="italic" style:font-style-asian="italic" style:font-style-complex="italic"/>
    </style:style>
    <style:style style:name="T73" style:parent-style-name="Car.predefinitoparagrafo" style:family="text">
      <style:text-properties fo:font-style="italic" style:font-style-asian="italic" style:font-style-complex="italic"/>
    </style:style>
    <style:style style:name="T74" style:parent-style-name="Car.predefinitoparagrafo" style:family="text">
      <style:text-properties fo:font-style="italic" style:font-style-asian="italic" style:font-style-complex="italic"/>
    </style:style>
    <style:style style:name="T75" style:parent-style-name="Car.predefinitoparagrafo" style:family="text">
      <style:text-properties fo:font-size="10pt" style:font-size-asian="10pt" style:font-size-complex="10pt"/>
    </style:style>
    <style:style style:name="T76" style:parent-style-name="Car.predefinitoparagrafo" style:family="text">
      <style:text-properties fo:font-style="italic" style:font-style-asian="italic" style:font-style-complex="italic"/>
    </style:style>
    <style:style style:name="T77" style:parent-style-name="Car.predefinitoparagrafo" style:family="text">
      <style:text-properties fo:font-size="10pt" style:font-size-asian="10pt" style:font-size-complex="10pt"/>
    </style:style>
    <style:style style:name="T78" style:parent-style-name="Car.predefinitoparagrafo" style:family="text">
      <style:text-properties fo:font-size="10pt" style:font-size-asian="10pt" style:font-size-complex="10pt"/>
    </style:style>
    <style:style style:name="T79" style:parent-style-name="Car.predefinitoparagrafo" style:family="text">
      <style:text-properties fo:font-size="10pt" style:font-size-asian="10pt" style:font-size-complex="10pt"/>
    </style:style>
    <style:style style:name="T80" style:parent-style-name="Car.predefinitoparagrafo" style:family="text">
      <style:text-properties fo:font-style="italic" style:font-style-asian="italic" style:font-style-complex="italic"/>
    </style:style>
    <style:style style:name="T81" style:parent-style-name="Car.predefinitoparagrafo" style:family="text">
      <style:text-properties fo:font-style="italic" style:font-style-asian="italic" style:font-style-complex="italic"/>
    </style:style>
    <style:style style:name="T82" style:parent-style-name="Car.predefinitoparagrafo" style:family="text">
      <style:text-properties fo:font-style="italic" style:font-style-asian="italic" style:font-style-complex="italic"/>
    </style:style>
    <style:style style:name="T83" style:parent-style-name="Car.predefinitoparagrafo" style:family="text">
      <style:text-properties fo:font-style="italic" style:font-style-asian="italic" style:font-style-complex="italic"/>
    </style:style>
    <style:style style:name="T84" style:parent-style-name="Car.predefinitoparagrafo" style:family="text">
      <style:text-properties fo:font-style="italic" style:font-style-asian="italic" style:font-style-complex="italic"/>
    </style:style>
    <style:style style:name="P85" style:parent-style-name="Normale" style:family="paragraph">
      <style:text-properties fo:font-size="10pt" style:font-size-asian="10pt" style:font-size-complex="10pt"/>
    </style:style>
  </office:automatic-styles>
  <office:body>
    <office:text text:use-soft-page-breaks="true">
      <text:p text:style-name="P1">Progetto di Applicazioni Web e<text:s/>Mobile Unicam.</text:p>
      <text:p text:style-name="P2">Di Leonardo Serena, Ventura Sara.</text:p>
      <text:p text:style-name="P3">Relazione sull’Applicazione Giftify</text:p>
      <text:p text:style-name="P4">Giftify è un’applicazione progettata per gestire in maniera semplice lo scambio di regali anonimi tra i membri di una<text:s/>community. Il concetto alla base dell’applicazione è quello di renderne più fluida l’organizzazione, integrando un sistema di sorteggio, la creazione di liste dei desideri, <text:s/>un sistema di autenticazione sicuro e un’interfaccia utente moderna. Questa piattaforma si adatta a diversi contesti sociali, come gruppi di amici, colleghi di lavoro o famiglie, ed è pensata per offrire un’esperienza intuitiva e divertente.</text:p>
      <text:p text:style-name="P5"><text:span text:style-name="T6">Funzionalità Principali</text:span></text:p>
      <text:p text:style-name="P7">Gli utenti hanno la possibilità di creare comunità virtuali personalizzate o di unirsi a quelle esistenti mediante l’utilizzo di un codice univoco.<text:s/>All’interno di ogni comunità, i membri possono redigere una lista dei regali che desiderano ricevere (wishlist) e consultare quelle degli altri partecipanti.</text:p>
      <text:p text:style-name="P8">Le comunità sono gestite da un amministratore, ovvero il creatore della comunità, il quale dispone di strumenti avanzati per monitorare e controllare le attività del gruppo. L’amministratore può, <text:s/>infatti, decidere di<text:s/>rimuovere membri dalla comunità o chiudere il gruppo una volta raggiunto il numero di partecipanti desiderato.<text:s/>Alla chiusura<text:s/>di quest’ultimo, il sistema procederà automaticamente con un sorteggio per assegnare a ciascun membro un altro partecipante a cui fare il regalo.</text:p>
      <text:p text:style-name="P9">Ogni comunità ha una scadenza prestabilita che coincide con la data di scambio dei regali.</text:p>
      <text:p text:style-name="P10">Sistema di autenticazione<text:s/></text:p>
      <text:p text:style-name="P11">Il sistema di autenticazione implementato si basa su Spring Security e utilizza i token JWT per garantire un accesso sicuro.</text:p>
      <text:p text:style-name="P12">Quando un utente si registra attraverso l'endpoint, i suoi dati vengono memorizzati nel database con una password codificata tramite BCrypt, viene generato un token JWT che include le informazioni necessarie per identificare l'utente e le sue autorizzazioni (token di accesso) e un<text:s/>token di refresh da utilizzare per rinnovare il token di accesso prima della scadenza.</text:p>
      <text:p text:style-name="P13">Ogni richiesta successiva dell'utente contiene questo token nell'intestazione Authorization. Un filtro personalizzato,<text:s/><text:span text:style-name="T14">AuthFilter</text:span>, intercetta la richiesta, valida il token tramite il servizio<text:s/><text:span text:style-name="T15">JwtService,</text:span><text:s/>e autentica l'utente, registrandolo nel contesto di sicurezza di Spring.<text:s/></text:p>
      <text:p text:style-name="P16">Questo meccanismo consente di proteggere risorse sensibili, limitandone l'accesso solo agli utenti autenticatiIl logout avviene tramite l'endpoint /auth/logout. Il token utilizzato viene<text:s/>revocato e salvato in un repository dedicato,<text:s/><text:span text:style-name="T17">RevokedTokenRepository.</text:span></text:p>
      <text:p text:style-name="P18">La configurazione di sicurezza, definita nella classe<text:s/><text:span text:style-name="T19">SecurityConfig</text:span>, stabilisce che gli endpoint di registrazione e login siano pubblici, mentre tutte le altre richieste richiedano autenticazione. Le politiche CORS consentono l'accesso da fonti specifiche, mentre la Content Security Policy protegge contro attacchi come XSS. La gestione del logout è affidata a<text:s/><text:span text:style-name="T20">LogoutHandlerImpl</text:span>, che aggiorna lo stato del token nel database.</text:p>
      <text:p text:style-name="P21">Tecnologie utilizzate -Backend</text:p>
      <text:p text:style-name="P22"><text:span text:style-name="T23">Spring Boot</text:span><text:span text:style-name="T24">: Framework principale per lo sviluppo dell'applicazione, che gestisce la configurazione e l'automazione del ciclo di vita dei componenti tramite annotazioni come<text:s/></text:span><text:span text:style-name="T25">@Service</text:span><text:span text:style-name="T26">,<text:s/></text:span><text:span text:style-name="T27">@Component</text:span><text:span text:style-name="T28">, e<text:s/></text:span><text:span text:style-name="T29">@Autowired</text:span><text:span text:style-name="T30">.</text:span></text:p>
      <text:p text:style-name="P31"><text:span text:style-name="T32">Spring Security</text:span><text:span text:style-name="T33">:<text:s/></text:span><text:span text:style-name="T34">Utilizzato per gestire l'autenticazione e l'autorizzazione degli utenti, supportando il controllo dell'accesso a livello di API e risorse.</text:span></text:p>
      <text:p text:style-name="P35"><text:span text:style-name="T36">JWT (JSON Web Tokens)</text:span><text:span text:style-name="T37">:</text:span><text:span text:style-name="T38"><text:s/>Metodo di autenticazione stateless che consente la gestione sicura delle sessioni utente. I JWT vengono utilizzati per autenticare gli utenti senza la necessità di mantenere uno stato di sessione sul server.</text:span></text:p>
      <text:p text:style-name="P39"><text:span text:style-name="T40">H2 Database</text:span><text:span text:style-name="T41">:</text:span><text:span text:style-name="T42"><text:s/>Utilizzato come database in memoria per lo sviluppo e i test, memorizzando le informazioni relative agli utenti, alle community e ai token.</text:span></text:p>
      <text:p text:style-name="P43"><text:span text:style-name="T44">JPA (Java Persistence API)</text:span><text:span text:style-name="T45">:</text:span><text:span text:style-name="T46"><text:s/>Utilizzato per gestire la persistenza dei dati, consentendo di interagire con il database tramite entità e repository.</text:span></text:p>
      <text:p text:style-name="P47"><text:span text:style-name="T48">Lombok: Lombok è utilizzato per ridurre la ripetitività del codice, generando automaticamente metodi getter, setter, costruttori, e altre funzionalità comuni tramite annotazioni come<text:s/></text:span><text:span text:style-name="T49">@Getter</text:span><text:span text:style-name="T50">,<text:s/></text:span><text:span text:style-name="T51">@Setter</text:span><text:span text:style-name="T52">,<text:s/></text:span><text:span text:style-name="T53">@AllArgsConstructor</text:span><text:span text:style-name="T54">, e<text:s/></text:span><text:span text:style-name="T55">@NoArgsConstructor</text:span><text:span text:style-name="T56">.</text:span></text:p>
      <text:p text:style-name="P57"><text:span text:style-name="T58">Scheduled Tasks: Le annotazioni<text:s/></text:span><text:span text:style-name="T59">@Scheduled</text:span><text:span text:style-name="T60"><text:s/>vengono utilizzate per eseguire periodicamente delle operazioni, come il controllo della scadenza delle community o la rimozione di community scadute. Questi task pianificati sono gestiti dal framework di Spring.</text:span></text:p>
      <text:p text:style-name="P61">Tecnologie utilizzate-Frontend</text:p>
      <text:p text:style-name="P62">Angular: Framework open-source per lo sviluppo della Single Page Application scritto in TypeScript, utilizza un’architettura<text:s/>basata sulle componenti<text:s/>che permette agli utenti di sviluppare interfacce scalabili.</text:p>
      <text:p text:style-name="P63">Struttura dell’applicazione</text:p>
      <text:p text:style-name="Normale">La SPA è stata sviluppata tramite un pattern MVC (Model-View-Controller).</text:p>
      <text:p text:style-name="Normale">Per quanto riguarda il backend, è costituito dal Model che rappresenta i dati e la logica di business dell’applicazione. In SpringBoot, le entità vengono contrassegnati dal tag<text:s/><text:span text:style-name="T64">@Entity</text:span>. Nella nostra applicazione le classi che rappresentano le entità presenti sono le seguenti:</text:p>
      <text:p text:style-name="Normale">-Community:<text:span text:style-name="T65"><text:s/></text:span>Classe che rappresenta una comunità virtuale;<text:s/>ogni community ha un<text:s/>nome, una descrizione, un<text:s/>amministratore, un elenco di utenti, un budget, <text:s/>una data di scadenza per lo scambio dei regali, un codice d’accesso univoco, un set di<text:s/><text:span text:style-name="T66">GiftAssignment</text:span>, un elenco di<text:s/><text:span text:style-name="T67">AccountCommunityName</text:span><text:s/>e di<text:s/><text:span text:style-name="T68">AccountCommunityRole</text:span>.</text:p>
      <text:p text:style-name="Normale">-AccountCommunityName: Classe che rappresenta i nomi degli utenti all’interno della community, è costituita da un<text:s/><text:span text:style-name="T69">Account</text:span>, una<text:s/><text:span text:style-name="T70">Community</text:span><text:s/>e una stringa che rappresenta il nome effettivo dell’utente nella community.</text:p>
      <text:p text:style-name="Normale">-AccountCommunityRole: Classe che rappresenta<text:s/>il ruolo di un utente all'interno di una community, costituita da un<text:s/><text:span text:style-name="T71">Account</text:span>, una<text:s/><text:span text:style-name="T72">Community</text:span><text:s/>e un’enumerazione di ruoli (MEMBER se<text:s/>l’utente è un<text:s/>membro di una community creata da un altro utente, STANDARD se l’utente ha semplicemente effettuato l’accesso sulla piattaforma, ADMIN<text:s/>se l’utente crea una community).</text:p>
      <text:p text:style-name="Normale">-Wish:<text:s/>Classe che rappresenta il desiderio dell’utente all’interno della propria wishlist, è costituita da un nome,<text:s/>una<text:s/><text:span text:style-name="T73">WishCategory</text:span><text:s/>(una classe che rappresenta una gamma di categorie di desideri) e una<text:s/><text:span text:style-name="T74">WishList</text:span><text:s/>a cui è associato il desiderio.</text:p>
      <text:p text:style-name="Normale">-WishList:<text:s/>Classe che rappresenta la lista dei desideri associata all’utente.</text:p>
      <text:p text:style-name="Normale">-Account:</text:p>
      <text:p text:style-name="Normale">-Token:</text:p>
      <text:p text:style-name="Normale">-RevokedToken:</text:p>
      <text:p text:style-name="Normale">-GiftAssignment:<text:s/>Classe che rappresenta l'assegnazione di un regalo in una comunità, contiene informazioni sul donatore e sul destinatario.</text:p>
      <text:p text:style-name="Normale">In SpringBoot,<text:s/>le classi che comunicano con il database vengono annotate con il tag<text:s/><text:span text:style-name="T75">@Repository</text:span>.<text:s/></text:p>
      <text:p text:style-name="Normale">I servizi, invece, contengono i dati della logica di business, utilizzano le repository per accedere ai dati del database e vengono iniettati direttamente nei<text:s/><text:span text:style-name="T76">Controller</text:span>. Le classi vengono<text:s/>annotate con il tag<text:s/><text:span text:style-name="T77">@Service</text:span><text:span text:style-name="T78">.<text:s/></text:span>Nel backend sono stati implementati i seguenti servizi:</text:p>
      <text:p text:style-name="Normale">-AccountService:</text:p>
      <text:p text:style-name="Normale">-JWTService:</text:p>
      <text:p text:style-name="Normale">-AuthService:</text:p>
      <text:p text:style-name="Normale">-CommunityService: Servizio per la creazione di una community, per accedere ad una community, per visualizzare la propria lista dei desideri, per visualizzare la lista dei desideri degli altri partecipanti, per estrarre il nome, per visualizzare il nome estratto, per chiudere ed eliminare una community, per aggiungere e rimuovere un utente dalla community.</text:p>
      <text:p text:style-name="Normale">-WishService: Servizio per la creazione, l’eliminazione e la modifica di un desiderio all’interno di una wishlist.</text:p>
      <text:p text:style-name="Normale">-WishListService:<text:s/></text:p>
      <text:p text:style-name="Normale">I controller, infine, gestiscono le richieste HTTP e restituiscono le risposte al client. Nel nostro caso, si tratta di classi<text:s/><text:span text:style-name="T79">@RestController</text:span>, ovvero<text:s/>classi in cui vengono utilizzate le API REST. Nell’applicazione sono stati implementati<text:s/><text:span text:style-name="T80">l’AccountController</text:span>, il<text:s/><text:span text:style-name="T81">CommunityController</text:span>, il<text:s/><text:span text:style-name="T82">WishControlle</text:span><text:span text:style-name="T83">r, l’AutenticationController<text:s/></text:span>e l<text:span text:style-name="T84">’AngularRoutingController.</text:span></text:p>
      <text:p text:style-name="Normale">Per quanto riguarda il frontend, in Angular <text:s/>le entità vengono implementate similmente al backend.<text:s/></text:p>
      <text:p text:style-name="Normale">Come detto prima, Angular basa la sua architettura sulle componenti. Una componente è costituita da:</text:p>
      <text:p text:style-name="Normale">-File TypeScript: rappresenta la logica di funzionamento dell’applicazione.</text:p>
      <text:p text:style-name="Normale">-File HTML: specifica il template della componente.</text:p>
      <text:p text:style-name="Normale">-File CSS: foglio di stile della componente.</text:p>
      <text:p text:style-name="Normale">In Giftify come componenti troviamo:</text:p>
      <text:p text:style-name="Normale">-Login: Componente utilizzata dall’utente per effettuare l’accesso nella piattaforma.<text:s/></text:p>
      <text:p text:style-name="Normale">-Register: Componente utilizzata dall’utente per effettuare la registrazione nella piattaforma.</text:p>
      <text:p text:style-name="Normale">-Home: Componente rappresentativa della schermata principale dell’applicazione, contiene una card per visualizzare le community di cui l’utente è membro, una card per poter entrare in una community già esistente e una card per poter creare una community; se l’utente clicca il nome di una community presente nella prima card si sposterà nella schermata della community.</text:p>
      <text:p text:style-name="Normale">-Community: Componente rappresentativa di una community qualsiasi, contiene una card in cui sono presenti le informazioni riguardanti quella community (nome, codice d’accesso,<text:s/>descrizione, budget e deadline), una card in cui è visibile la wishlist dell’utente, una card in cui è visibile il nome estratto e una card in cui si possono visualizzare i partecipanti della community; l’utente può aggiungere e rimuovere il proprio desiderio dalla propria wishlist e, se clicca sul nome di uno dei partecipanti della community, può visualizzare la wishlist associata al partecipante. L’utente, inoltre, se è amministratore della community, ha non solo <text:s/>la possibilità di chiudere ed eliminare una community, ma anche quella di rimuovere un partecipante dal gruppo.</text:p>
      <text:p text:style-name="Normale">I servizi<text:s/>in Angular vengono utilizzati per lo scambio di dati tra le componenti e per la gestione della logica di business. In particolare, sono dei file TypeScript contenenti dei metodi per gestire le chiamate HTTP. In Giftify troviamo:</text:p>
      <text:p text:style-name="Normale">-HomeService:</text:p>
      <text:p text:style-name="Normale">-CommunityService:</text:p>
      <text:p text:style-name="Normale">-WishService:</text:p>
      <text:p text:style-name="P85"/>
      <text:p text:style-name="Normale"/>
      <text:p text:style-name="Normale"/>
      <text:p text:style-name="Normale"/>
      <text:p text:style-name="Normale"><text: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Courier New" svg:font-family="Courier New" style:font-family-generic="modern" style:font-pitch="fixed" svg:panose-1="2 7 3 9 2 2 5 2 4 4"/>
    <style:font-face style:name="Consolas" svg:font-family="Consolas" style:font-family-generic="modern" style:font-pitch="fixed" svg:panose-1="2 11 6 9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4916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it" fo:country="IT" style:language-asian="en" style:country-asian="US" style:language-complex="ar" style:country-complex="SA" style:text-combine="none" fo:hyphenate="true"/>
    </style:default-style>
    <style:style style:name="Titolo1" style:display-name="Titolo 1" style:family="paragraph" style:parent-style-name="Normale" style:next-style-name="Normale" style:default-outline-level="1">
      <style:paragraph-properties fo:keep-with-next="always" fo:keep-together="always" fo:margin-top="0.25in" fo:margin-bottom="0.0555in"/>
      <style:text-properties style:font-name="Aptos Display" style:font-name-asian="Times New Roman" fo:color="#276E8B" fo:font-size="20pt" style:font-size-asian="20pt" style:font-size-complex="20pt" fo:hyphenate="false"/>
    </style:style>
    <style:style style:name="Titolo2" style:display-name="Titolo 2" style:family="paragraph" style:parent-style-name="Normale" style:next-style-name="Normale" style:default-outline-level="2">
      <style:paragraph-properties fo:keep-with-next="always" fo:keep-together="always" fo:margin-top="0.1111in" fo:margin-bottom="0.0555in"/>
      <style:text-properties style:font-name="Aptos Display" style:font-name-asian="Times New Roman" fo:color="#276E8B" fo:font-size="16pt" style:font-size-asian="16pt" style:font-size-complex="16pt" fo:hyphenate="false"/>
    </style:style>
    <style:style style:name="Titolo3" style:display-name="Titolo 3" style:family="paragraph" style:parent-style-name="Normale" style:next-style-name="Normale" style:default-outline-level="3">
      <style:paragraph-properties fo:keep-with-next="always" fo:keep-together="always" fo:margin-top="0.1111in" fo:margin-bottom="0.0555in"/>
      <style:text-properties style:font-name-asian="Times New Roman" fo:color="#276E8B" fo:font-size="14pt" style:font-size-asian="14pt" style:font-size-complex="14pt" fo:hyphenate="false"/>
    </style:style>
    <style:style style:name="Titolo4" style:display-name="Titolo 4" style:family="paragraph" style:parent-style-name="Normale" style:next-style-name="Normale" style:default-outline-level="4">
      <style:paragraph-properties fo:keep-with-next="always" fo:keep-together="always" fo:margin-top="0.0555in" fo:margin-bottom="0.0277in"/>
      <style:text-properties style:font-name-asian="Times New Roman" fo:font-style="italic" style:font-style-asian="italic" style:font-style-complex="italic" fo:color="#276E8B" fo:hyphenate="false"/>
    </style:style>
    <style:style style:name="Titolo5" style:display-name="Titolo 5" style:family="paragraph" style:parent-style-name="Normale" style:next-style-name="Normale" style:default-outline-level="5">
      <style:paragraph-properties fo:keep-with-next="always" fo:keep-together="always" fo:margin-top="0.0555in" fo:margin-bottom="0.0277in"/>
      <style:text-properties style:font-name-asian="Times New Roman" fo:color="#276E8B" fo:hyphenate="false"/>
    </style:style>
    <style:style style:name="Titolo6" style:display-name="Titolo 6" style:family="paragraph" style:parent-style-name="Normale" style:next-style-name="Normale"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Titolo7" style:display-name="Titolo 7" style:family="paragraph" style:parent-style-name="Normale" style:next-style-name="Normale" style:default-outline-level="7">
      <style:paragraph-properties fo:keep-with-next="always" fo:keep-together="always" fo:margin-top="0.0277in" fo:margin-bottom="0in"/>
      <style:text-properties style:font-name-asian="Times New Roman" fo:color="#595959" fo:hyphenate="false"/>
    </style:style>
    <style:style style:name="Titolo8" style:display-name="Titolo 8" style:family="paragraph" style:parent-style-name="Normale" style:next-style-name="Normale"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Titolo9" style:display-name="Titolo 9" style:family="paragraph" style:parent-style-name="Normale" style:next-style-name="Normale" style:default-outline-level="9">
      <style:paragraph-properties fo:keep-with-next="always" fo:keep-together="always" fo:margin-bottom="0in"/>
      <style:text-properties style:font-name-asian="Times New Roman" fo:color="#272727" fo:hyphenate="false"/>
    </style:style>
    <style:style style:name="Normale" style:display-name="Normale" style:family="paragraph">
      <style:text-properties fo:hyphenate="false"/>
    </style:style>
    <style:style style:name="Car.predefinitoparagrafo" style:display-name="Car. predefinito paragrafo" style:family="text"/>
    <style:style style:name="Titolo1Carattere" style:display-name="Titolo 1 Carattere" style:family="text" style:parent-style-name="Car.predefinitoparagrafo">
      <style:text-properties style:font-name="Aptos Display" style:font-name-asian="Times New Roman" style:font-name-complex="Times New Roman" fo:color="#276E8B" fo:font-size="20pt" style:font-size-asian="20pt" style:font-size-complex="20pt"/>
    </style:style>
    <style:style style:name="Titolo2Carattere" style:display-name="Titolo 2 Carattere" style:family="text" style:parent-style-name="Car.predefinitoparagrafo">
      <style:text-properties style:font-name="Aptos Display" style:font-name-asian="Times New Roman" style:font-name-complex="Times New Roman" fo:color="#276E8B" fo:font-size="16pt" style:font-size-asian="16pt" style:font-size-complex="16pt"/>
    </style:style>
    <style:style style:name="Titolo3Carattere" style:display-name="Titolo 3 Carattere" style:family="text" style:parent-style-name="Car.predefinitoparagrafo">
      <style:text-properties style:font-name-asian="Times New Roman" style:font-name-complex="Times New Roman" fo:color="#276E8B" fo:font-size="14pt" style:font-size-asian="14pt" style:font-size-complex="14pt"/>
    </style:style>
    <style:style style:name="Titolo4Carattere" style:display-name="Titolo 4 Carattere" style:family="text" style:parent-style-name="Car.predefinitoparagrafo">
      <style:text-properties style:font-name-asian="Times New Roman" style:font-name-complex="Times New Roman" fo:font-style="italic" style:font-style-asian="italic" style:font-style-complex="italic" fo:color="#276E8B"/>
    </style:style>
    <style:style style:name="Titolo5Carattere" style:display-name="Titolo 5 Carattere" style:family="text" style:parent-style-name="Car.predefinitoparagrafo">
      <style:text-properties style:font-name-asian="Times New Roman" style:font-name-complex="Times New Roman" fo:color="#276E8B"/>
    </style:style>
    <style:style style:name="Titolo6Carattere" style:display-name="Titolo 6 Carattere" style:family="text" style:parent-style-name="Car.predefinitoparagrafo">
      <style:text-properties style:font-name-asian="Times New Roman" style:font-name-complex="Times New Roman" fo:font-style="italic" style:font-style-asian="italic" style:font-style-complex="italic" fo:color="#595959"/>
    </style:style>
    <style:style style:name="Titolo7Carattere" style:display-name="Titolo 7 Carattere" style:family="text" style:parent-style-name="Car.predefinitoparagrafo">
      <style:text-properties style:font-name-asian="Times New Roman" style:font-name-complex="Times New Roman" fo:color="#595959"/>
    </style:style>
    <style:style style:name="Titolo8Carattere" style:display-name="Titolo 8 Carattere" style:family="text" style:parent-style-name="Car.predefinitoparagrafo">
      <style:text-properties style:font-name-asian="Times New Roman" style:font-name-complex="Times New Roman" fo:font-style="italic" style:font-style-asian="italic" style:font-style-complex="italic" fo:color="#272727"/>
    </style:style>
    <style:style style:name="Titolo9Carattere" style:display-name="Titolo 9 Carattere" style:family="text" style:parent-style-name="Car.predefinitoparagrafo">
      <style:text-properties style:font-name-asian="Times New Roman" style:font-name-complex="Times New Roman" fo:color="#272727"/>
    </style:style>
    <style:style style:name="Titolo" style:display-name="Titolo" style:family="paragraph" style:parent-style-name="Normale" style:next-style-name="Normale">
      <style:paragraph-properties style:contextual-spacing="true" fo:margin-bottom="0.0555in" fo:line-height="100%"/>
      <style:text-properties style:font-name="Aptos Display" style:font-name-asian="Times New Roman" fo:letter-spacing="-0.0069in" fo:font-size="28pt" style:font-size-asian="28pt" style:font-size-complex="28pt" fo:hyphenate="false"/>
    </style:style>
    <style:style style:name="TitoloCarattere" style:display-name="Titolo Carattere" style:family="text" style:parent-style-name="Car.predefinitoparagrafo">
      <style:text-properties style:font-name="Aptos Display" style:font-name-asian="Times New Roman" style:font-name-complex="Times New Roman" fo:letter-spacing="-0.0069in" style:letter-kerning="true" fo:font-size="28pt" style:font-size-asian="28pt" style:font-size-complex="28pt"/>
    </style:style>
    <style:style style:name="Sottotitolo" style:display-name="Sottotitolo" style:family="paragraph" style:parent-style-name="Normale" style:next-style-name="Normale">
      <style:text-properties style:font-name-asian="Times New Roman" fo:color="#595959" fo:letter-spacing="0.0104in" fo:font-size="14pt" style:font-size-asian="14pt" style:font-size-complex="14pt" fo:hyphenate="false"/>
    </style:style>
    <style:style style:name="SottotitoloCarattere" style:display-name="Sottotitolo Carattere" style:family="text" style:parent-style-name="Car.predefinitoparagrafo">
      <style:text-properties style:font-name-asian="Times New Roman" style:font-name-complex="Times New Roman" fo:color="#595959" fo:letter-spacing="0.0104in" fo:font-size="14pt" style:font-size-asian="14pt" style:font-size-complex="14pt"/>
    </style:style>
    <style:style style:name="Citazione" style:display-name="Citazione" style:family="paragraph" style:parent-style-name="Normale" style:next-style-name="Normale">
      <style:paragraph-properties fo:text-align="center" fo:margin-top="0.1111in"/>
      <style:text-properties fo:font-style="italic" style:font-style-asian="italic" style:font-style-complex="italic" fo:color="#404040" fo:hyphenate="false"/>
    </style:style>
    <style:style style:name="CitazioneCarattere" style:display-name="Citazione Carattere" style:family="text" style:parent-style-name="Car.predefinitoparagrafo">
      <style:text-properties fo:font-style="italic" style:font-style-asian="italic" style:font-style-complex="italic" fo:color="#404040"/>
    </style:style>
    <style:style style:name="Paragrafoelenco" style:display-name="Paragrafo elenco" style:family="paragraph" style:parent-style-name="Normale">
      <style:paragraph-properties style:contextual-spacing="true" fo:margin-left="0.5in">
        <style:tab-stops/>
      </style:paragraph-properties>
      <style:text-properties fo:hyphenate="false"/>
    </style:style>
    <style:style style:name="Enfasiintensa" style:display-name="Enfasi intensa" style:family="text" style:parent-style-name="Car.predefinitoparagrafo">
      <style:text-properties fo:font-style="italic" style:font-style-asian="italic" style:font-style-complex="italic" fo:color="#276E8B"/>
    </style:style>
    <style:style style:name="Citazioneintensa" style:display-name="Citazione intensa" style:family="paragraph" style:parent-style-name="Normale" style:next-style-name="Normale">
      <style:paragraph-properties fo:border-top="0.0069in solid #276E8B" fo:border-left="none" fo:border-bottom="0.0069in solid #276E8B"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276E8B" fo:hyphenate="false"/>
    </style:style>
    <style:style style:name="CitazioneintensaCarattere" style:display-name="Citazione intensa Carattere" style:family="text" style:parent-style-name="Car.predefinitoparagrafo">
      <style:text-properties fo:font-style="italic" style:font-style-asian="italic" style:font-style-complex="italic" fo:color="#276E8B"/>
    </style:style>
    <style:style style:name="Riferimentointenso" style:display-name="Riferimento intenso" style:family="text" style:parent-style-name="Car.predefinitoparagrafo">
      <style:text-properties fo:font-weight="bold" style:font-weight-asian="bold" style:font-weight-complex="bold" fo:font-variant="small-caps" fo:color="#276E8B" fo:letter-spacing="0.0034in"/>
    </style:style>
    <style:style style:name="NormaleWeb" style:display-name="Normale (Web)" style:family="paragraph" style:parent-style-name="Normale">
      <style:paragraph-properties fo:margin-top="0.0694in" fo:margin-bottom="0.0694in" fo:line-height="100%"/>
      <style:text-properties style:font-name="Times New Roman" style:font-name-asian="Times New Roman" style:letter-kerning="false" style:language-asian="it" style:country-asian="IT" fo:hyphenate="true"/>
    </style:style>
    <style:style style:name="Enfasigrassetto" style:display-name="Enfasi (grassetto)" style:family="text" style:parent-style-name="Car.predefinitoparagrafo">
      <style:text-properties fo:font-weight="bold" style:font-weight-asian="bold" style:font-weight-complex="bold"/>
    </style:style>
    <style:style style:name="CodiceHTML" style:display-name="Codice HTML" style:family="text" style:parent-style-name="Car.predefinitoparagrafo">
      <style:text-properties style:font-name="Courier New" style:font-name-asian="Times New Roman" style:font-name-complex="Courier New" fo:font-size="10pt" style:font-size-asian="10pt" style:font-size-complex="10pt"/>
    </style:style>
    <style:style style:name="Intestazione" style:display-name="Intestazione" style:family="paragraph" style:parent-style-name="Normale">
      <style:paragraph-properties fo:margin-bottom="0in" fo:line-height="100%">
        <style:tab-stops>
          <style:tab-stop style:type="center" style:position="3.3465in"/>
          <style:tab-stop style:type="right" style:position="6.693in"/>
        </style:tab-stops>
      </style:paragraph-properties>
      <style:text-properties fo:hyphenate="false"/>
    </style:style>
    <style:style style:name="IntestazioneCarattere" style:display-name="Intestazione Carattere" style:family="text" style:parent-style-name="Car.predefinitoparagrafo"/>
    <style:style style:name="Pièdipagina" style:display-name="Piè di pagina" style:family="paragraph" style:parent-style-name="Normale">
      <style:paragraph-properties fo:margin-bottom="0in" fo:line-height="100%">
        <style:tab-stops>
          <style:tab-stop style:type="center" style:position="3.3465in"/>
          <style:tab-stop style:type="right" style:position="6.693in"/>
        </style:tab-stops>
      </style:paragraph-properties>
      <style:text-properties fo:hyphenate="false"/>
    </style:style>
    <style:style style:name="PièdipaginaCarattere" style:display-name="Piè di pagina Carattere" style:family="text" style:parent-style-name="Car.predefinitoparagrafo"/>
    <style:style style:name="PreformattatoHTML" style:display-name="Preformattato HTML" style:family="paragraph" style:parent-style-name="Normale">
      <style:paragraph-properties fo:margin-bottom="0in" fo:line-height="100%"/>
      <style:text-properties style:font-name="Consolas" fo:font-size="10pt" style:font-size-asian="10pt" style:font-size-complex="10pt" fo:hyphenate="false"/>
    </style:style>
    <style:style style:name="PreformattatoHTMLCarattere" style:display-name="Preformattato HTML Carattere" style:family="text" style:parent-style-name="Car.predefinitoparagrafo">
      <style:text-properties style:font-name="Consolas" fo:font-size="10pt" style:font-size-asian="10pt" style:font-size-complex="10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484in"/>
      </style:header-style>
      <style:footer-style>
        <style:header-footer-properties style:dynamic-spacing="true" fo:min-height="0.2875in"/>
      </style:footer-style>
    </style:page-layout>
  </office:automatic-styles>
  <office:master-styles>
    <style:master-page style:name="MP0" style:page-layout-name="PL0">
      <style:header>
        <text:p text:style-name="Intestazione"/>
      </style:header>
      <style:footer>
        <text:p text:style-name="Pièdipagina"/>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DI LEONARDO SERENA</meta:initial-creator>
    <dc:creator>Sara Ventura</dc:creator>
    <meta:creation-date>2024-11-30T09:04:00Z</meta:creation-date>
    <dc:date>2025-01-16T18:21:00Z</dc:date>
    <meta:template xlink:href="Normal" xlink:type="simple"/>
    <meta:editing-cycles>19</meta:editing-cycles>
    <meta:editing-duration>PT0S</meta:editing-duration>
    <meta:document-statistic meta:page-count="1" meta:paragraph-count="19" meta:word-count="1456" meta:character-count="9742" meta:row-count="69" meta:non-whitespace-character-count="8305"/>
  </office:meta>
</office:document-meta>
</file>